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036cm" fo:min-width="3.945cm"/>
    </style:style>
    <style:style style:name="gr2" style:family="graphic" style:parent-style-name="standard">
      <style:graphic-properties svg:stroke-width="0.106cm" draw:marker-start="Arrow" draw:marker-start-width="0.358cm" draw:marker-end="Arrow" draw:marker-end-width="0.358cm" draw:textarea-vertical-align="middle" fo:padding-top="0.177cm" fo:padding-bottom="0.177cm" fo:padding-left="0.302cm" fo:padding-right="0.302cm"/>
    </style:style>
    <style:style style:name="gr3" style:family="graphic" style:parent-style-name="standard">
      <style:graphic-properties svg:stroke-width="0.106cm" draw:marker-start-width="0.359cm" draw:marker-end="Arrow" draw:marker-end-width="0.359cm" draw:textarea-vertical-align="middle" fo:padding-top="0.178cm" fo:padding-bottom="0.178cm" fo:padding-left="0.303cm" fo:padding-right="0.303cm"/>
    </style:style>
    <style:style style:name="gr4" style:family="graphic" style:parent-style-name="standard">
      <style:graphic-properties svg:stroke-width="0.106cm" draw:marker-start="Arrow" draw:marker-start-width="0.359cm" draw:marker-end="Arrow" draw:marker-end-width="0.359cm" draw:textarea-vertical-align="middle" fo:padding-top="0.178cm" fo:padding-bottom="0.178cm" fo:padding-left="0.303cm" fo:padding-right="0.303cm"/>
    </style:style>
    <style:style style:name="gr5" style:family="graphic" style:parent-style-name="standard">
      <style:graphic-properties svg:stroke-width="0.106cm" draw:marker-start="Arrow" draw:marker-start-width="0.359cm" draw:marker-end="" draw:marker-end-width="0.359cm" draw:textarea-vertical-align="middle" fo:padding-top="0.178cm" fo:padding-bottom="0.178cm" fo:padding-left="0.303cm" fo:padding-right="0.303cm"/>
    </style:style>
    <style:style style:name="gr6" style:family="graphic" style:parent-style-name="standard">
      <style:graphic-properties svg:stroke-width="0.106cm" draw:marker-start-width="0.359cm" draw:marker-end-width="0.359cm" draw:textarea-vertical-align="middle" fo:padding-top="0.178cm" fo:padding-bottom="0.178cm" fo:padding-left="0.303cm" fo:padding-right="0.303cm"/>
    </style:style>
    <style:style style:name="gr7" style:family="graphic" style:parent-style-name="standard">
      <style:graphic-properties draw:fill-color="#66ffff" draw:textarea-horizontal-align="justify" draw:textarea-vertical-align="middle" draw:auto-grow-height="false" fo:min-height="2.036cm" fo:min-width="3.945cm"/>
    </style:style>
    <style:style style:name="gr8" style:family="graphic" style:parent-style-name="standard">
      <style:graphic-properties draw:stroke="none" svg:stroke-color="#333333" draw:fill="none" draw:fill-color="#729fcf" draw:textarea-horizontal-align="justify" draw:textarea-vertical-align="middle" draw:auto-grow-height="false" fo:min-height="2.417cm" fo:min-width="4.707cm"/>
    </style:style>
    <style:style style:name="gr9" style:family="graphic" style:parent-style-name="standard">
      <style:graphic-properties svg:stroke-width="0.106cm" draw:marker-start-width="0.358cm" draw:marker-end="Arrow" draw:marker-end-width="0.358cm" draw:textarea-vertical-align="middle" fo:padding-top="0.177cm" fo:padding-bottom="0.177cm" fo:padding-left="0.302cm" fo:padding-right="0.302cm"/>
    </style:style>
    <style:style style:name="P1" style:family="paragraph">
      <style:paragraph-properties fo:text-align="center"/>
    </style:style>
    <style:style style:name="P2" style:family="paragraph">
      <loext:graphic-properties draw:fill-color="#66ffff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729fcf"/>
      <style:paragraph-properties fo:text-align="start"/>
      <style:text-properties fo:font-size="15pt" fo:font-weight="normal" style:font-size-asian="15pt" style:font-weight-asian="normal" style:font-size-complex="15pt" style:font-weight-complex="normal"/>
    </style:style>
    <style:style style:name="T1" style:family="text">
      <style:text-properties fo:font-size="15pt" fo:font-weight="normal" style:font-size-asian="15pt" style:font-weight-asian="normal" style:font-size-complex="15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9" draw:id="id9" draw:layer="layout" svg:width="4.445cm" svg:height="2.286cm" svg:x="7.985cm" svg:y="3.54cm">
          <text:p text:style-name="P1">Path call</text:p>
          <text:p text:style-name="P1">lib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4.445cm" svg:height="2.286cm" svg:x="3.667cm" svg:y="11.16cm">
          <text:p text:style-name="P1">Path prep</text:p>
          <text:p text:style-name="P1">task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4.445cm" svg:height="2.286cm" svg:x="3.667cm" svg:y="14.716cm">
          <text:p text:style-name="P1">Path plan</text:p>
          <text:p text:style-name="P1">task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4.445cm" svg:height="2.286cm" svg:x="10.779cm" svg:y="14.716cm">
          <text:p text:style-name="P1">Maze solver</text:p>
          <text:p text:style-name="P1">Task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4.445cm" svg:height="2.286cm" svg:x="3.667cm" svg:y="18.526cm">
          <text:p text:style-name="P1">Path assemble</text:p>
          <text:p text:style-name="P1">task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4.445cm" svg:height="2.286cm" svg:x="3.667cm" svg:y="22.463cm">
          <text:p text:style-name="P1">Path move</text:p>
          <text:p text:style-name="P1">task</text:p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4.445cm" svg:height="2.286cm" svg:x="14.716cm" svg:y="1.635cm">
          <text:p text:style-name="P1">Avatar tracker</text:p>
          <text:p text:style-name="P1">(optional)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445cm" svg:height="2.286cm" svg:x="15.605cm" svg:y="20.177cm">
          <text:p text:style-name="P1">Debug relay</text:p>
          <text:p text:style-name="P1">(in other prim)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5.889cm" svg:y1="20.812cm" svg:x2="5.889cm" svg:y2="22.463cm" draw:start-shape="id1" draw:start-glue-point="2" draw:end-shape="id2" draw:end-glue-point="0" svg:d="M5889 20812v1651" svg:viewBox="0 0 1 1652">
          <text:p/>
        </draw:connector>
        <draw:connector draw:style-name="gr2" draw:text-style-name="P1" draw:layer="layout" svg:x1="8.112cm" svg:y1="15.859cm" svg:x2="10.779cm" svg:y2="15.859cm" draw:start-shape="id3" draw:start-glue-point="1" draw:end-shape="id4" draw:end-glue-point="3" svg:d="M8112 15859h2667" svg:viewBox="0 0 2668 1">
          <text:p/>
        </draw:connector>
        <draw:connector draw:style-name="gr3" draw:text-style-name="P1" draw:layer="layout" svg:x1="13.001cm" svg:y1="17.002cm" svg:x2="5.889cm" svg:y2="18.526cm" draw:start-shape="id4" draw:start-glue-point="2" draw:end-shape="id1" svg:d="M13001 17002v762h-7112v762" svg:viewBox="0 0 7113 1525">
          <text:p/>
        </draw:connector>
        <draw:connector draw:style-name="gr3" draw:text-style-name="P1" draw:layer="layout" svg:x1="5.889cm" svg:y1="13.446cm" svg:x2="5.889cm" svg:y2="14.716cm" draw:start-shape="id5" draw:start-glue-point="2" draw:end-shape="id3" draw:end-glue-point="0" svg:d="M5889 13446v1270" svg:viewBox="0 0 1 1271">
          <text:p/>
        </draw:connector>
        <draw:connector draw:style-name="gr4" draw:text-style-name="P1" draw:layer="layout" svg:x1="12.43cm" svg:y1="2.778cm" svg:x2="14.716cm" svg:y2="2.778cm" draw:start-shape="id6" draw:start-glue-point="1" draw:end-shape="id7" draw:end-glue-point="3" svg:d="M12430 2778h2286" svg:viewBox="0 0 2287 1">
          <text:p/>
        </draw:connector>
        <draw:connector draw:style-name="gr5" draw:text-style-name="P1" draw:layer="layout" svg:x1="5.889cm" svg:y1="7.731cm" svg:x2="10.207cm" svg:y2="5.826cm" draw:start-shape="id8" draw:end-shape="id9" svg:d="M5889 7731v-952h4318v-953" svg:viewBox="0 0 4319 1906">
          <text:p/>
        </draw:connector>
        <draw:connector draw:style-name="gr6" draw:text-style-name="P1" draw:layer="layout" svg:x1="5.889cm" svg:y1="17.002cm" svg:x2="5.889cm" svg:y2="18.526cm" draw:start-shape="id3" draw:start-glue-point="2" draw:end-shape="id1" draw:end-glue-point="0" svg:d="M5889 17002v1524" svg:viewBox="0 0 1 1525">
          <text:p/>
        </draw:connector>
        <draw:custom-shape draw:style-name="gr7" draw:text-style-name="P2" xml:id="id6" draw:id="id6" draw:layer="layout" svg:width="4.445cm" svg:height="2.286cm" svg:x="7.985cm" svg:y="1.635cm">
          <text:p text:style-name="P1">Behavior</text:p>
          <text:p text:style-name="P1">(user provided)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line-skew="-0.514cm" svg:x1="3.667cm" svg:y1="19.669cm" svg:x2="3.667cm" svg:y2="8.874cm" draw:start-shape="id1" draw:start-glue-point="3" draw:end-shape="id8" svg:d="M3667 19669h-1016v-10795h1016" svg:viewBox="0 0 1017 10796">
          <text:p/>
        </draw:connector>
        <draw:custom-shape draw:style-name="gr8" draw:text-style-name="P4" draw:layer="layout" svg:width="5.207cm" svg:height="2.667cm" svg:x="14.843cm" svg:y="23.733cm">
          <text:p text:style-name="P3"><text:span text:style-name="T1">Animats NPC system</text:span></text:p>
          <text:p text:style-name="P3"><text:span text:style-name="T1">Link message flow</text:span></text:p>
          <text:p text:style-name="P3"><text:span text:style-name="T1">October, 2019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4.445cm" svg:height="2.286cm" svg:x="3.667cm" svg:y="7.731cm">
          <text:p text:style-name="P1">Path start</text:p>
          <text:p text:style-name="P1">task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svg:x1="5.889cm" svg:y1="10.017cm" svg:x2="5.889cm" svg:y2="11.16cm" draw:start-shape="id8" draw:start-glue-point="2" draw:end-shape="id5" draw:end-glue-point="0" svg:d="M5889 10017v1143" svg:viewBox="0 0 1 114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03T12:11:53.858106728</meta:creation-date>
    <meta:generator>LibreOffice/5.1.6.2$Linux_X86_64 LibreOffice_project/10m0$Build-2</meta:generator>
    <dc:date>2019-10-28T17:58:28.538527364</dc:date>
    <meta:editing-duration>PT33M40S</meta:editing-duration>
    <meta:editing-cycles>6</meta:editing-cycles>
    <meta:document-statistic meta:object-count="20"/>
  </office:meta>
</office:document-meta>
</file>